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GraphicsObjectInfo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ObjectInfo.getGraphics2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ObjectInfo.setGraphics2D( AFP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ObjectInfo.setArea( Rectangle2D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ObjectInfo.getPa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ObjectInfo.setPainter( Graphics2DImagePainter graphicsPa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ObjectInfo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GraphicsObject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